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fo:margin-left="1.27cm" fo:margin-right="0cm" fo:margin-top="0cm" fo:margin-bottom="0cm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indent="-1.27cm" style:text-autospace="none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name-asian="Segoe UI" style:font-size-asian="36pt" style:font-weight-asian="normal" style:font-name-complex="Segoe UI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499cm">
          <draw:text-box>
            <text:p text:style-name="P1"><text:span text:style-name="T1">HYMN #746</text:span></text:p>
            <text:p text:style-name="P1"><text:span text:style-name="T2">“</text:span><text:span text:style-name="T2">Through Jesus' Blood and Meri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4"><text:span text:style-name="T3">1. </text:span><text:span text:style-name="T4">Through Jesus’ blood and merit</text:span><text:span text:style-name="T4"><text:line-break/></text:span><text:span text:style-name="T4"> <text:s text:c="3"/>I am at peace with God.</text:span><text:span text:style-name="T4"><text:line-break/></text:span><text:span text:style-name="T4"> <text:s text:c="3"/>What, then, can daunt my spirit,</text:span><text:span text:style-name="T4"><text:line-break/></text:span><text:span text:style-name="T4"> <text:s text:c="3"/>However dark my road?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5.146cm" svg:height="7.011cm" svg:x="1.502cm" svg:y="0.41cm">
          <draw:text-box>
            <text:p text:style-name="P4"><text:span text:style-name="T5"><text:s text:c="4"/></text:span><text:span text:style-name="T4">My courage shall not fail me,</text:span><text:span text:style-name="T4"><text:line-break/></text:span><text:span text:style-name="T4"> <text:s text:c="3"/>For God is on my side;</text:span><text:span text:style-name="T4"><text:line-break/></text:span><text:span text:style-name="T4"> <text:s text:c="3"/>Though hell itself assail me,</text:span><text:span text:style-name="T4"><text:line-break/></text:span><text:span text:style-name="T4"> <text:s text:c="3"/>Its rage I may der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7" draw:layer="layout" svg:width="25.146cm" svg:height="7.011cm" svg:x="1.524cm" svg:y="0.508cm">
          <draw:text-box>
            <text:p text:style-name="P6"><text:span text:style-name="T6">2. </text:span><text:span text:style-name="T7">There’s nothing that can sever</text:span><text:span text:style-name="T7"><text:line-break/></text:span><text:span text:style-name="T7"> <text:s text:c="3"/>From this great love of God;</text:span><text:span text:style-name="T7"><text:line-break/></text:span><text:span text:style-name="T7"> <text:s text:c="3"/>No want, no pain whatever,</text:span><text:span text:style-name="T7"><text:line-break/></text:span><text:span text:style-name="T7"> <text:s text:c="3"/>No famine, peril, fl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5" draw:layer="layout" svg:width="25.146cm" svg:height="6.263cm" svg:x="1.524cm" svg:y="0.595cm">
          <draw:text-box>
            <text:p text:style-name="P8"><text:span text:style-name="T8"><text:s text:c="4"/></text:span><text:span text:style-name="T9">Though thousand foes surround me,</text:span><text:span text:style-name="T9"><text:line-break/></text:span><text:span text:style-name="T9"> <text:s text:c="3"/>For slaughter mark His sheep,</text:span><text:span text:style-name="T9"><text:line-break/></text:span><text:span text:style-name="T9"> <text:s text:c="3"/>They never shall confound me,</text:span><text:span text:style-name="T9"><text:line-break/></text:span><text:span text:style-name="T9"> <text:s text:c="3"/>The vict’ry I shall rea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7" draw:layer="layout" svg:width="25.146cm" svg:height="7.011cm" svg:x="1.524cm" svg:y="0.609cm">
          <draw:text-box>
            <text:p text:style-name="P6"><text:span text:style-name="T6">3. </text:span><text:span text:style-name="T7">For neither life’s temptation</text:span><text:span text:style-name="T7"><text:line-break/></text:span><text:span text:style-name="T7"> <text:s text:c="3"/>Nor death’s most trying hour</text:span><text:span text:style-name="T7"><text:line-break/></text:span><text:span text:style-name="T7"> <text:s text:c="3"/>Nor angels of high station</text:span><text:span text:style-name="T7"><text:line-break/></text:span><text:span text:style-name="T7"> <text:s text:c="3"/>Nor any other pow’r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5" draw:layer="layout" svg:width="25.146cm" svg:height="6.263cm" svg:x="1.501cm" svg:y="0.61cm">
          <draw:text-box>
            <text:p text:style-name="P8"><text:span text:style-name="T8"><text:s text:c="4"/></text:span><text:span text:style-name="T9">Nor things that now are present</text:span><text:span text:style-name="T9"><text:line-break/></text:span><text:span text:style-name="T9"> <text:s text:c="3"/>Nor things that are to come</text:span><text:span text:style-name="T9"><text:line-break/></text:span><text:span text:style-name="T9"> <text:s text:c="3"/>Nor height, however pleasant,</text:span><text:span text:style-name="T9"><text:line-break/></text:span><text:span text:style-name="T9"> <text:s text:c="3"/>Nor darkest depths of glo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7" draw:layer="layout" svg:width="25.146cm" svg:height="7.011cm" svg:x="1.524cm" svg:y="0.508cm">
          <draw:text-box>
            <text:p text:style-name="P9"><text:span text:style-name="T6">4. </text:span><text:span text:style-name="T7">Nor any creature ever</text:span><text:span text:style-name="T7"><text:line-break/></text:span><text:span text:style-name="T7">Shall from the love of God</text:span><text:span text:style-name="T7"><text:line-break/></text:span><text:span text:style-name="T7">This ransomed sinner sever;</text:span><text:span text:style-name="T7"><text:line-break/></text:span><text:span text:style-name="T7">For in my Savior’s blood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12" draw:layer="layout" svg:width="25.146cm" svg:height="11.229cm" svg:x="1.457cm" svg:y="0.455cm">
          <draw:text-box>
            <text:p text:style-name="P10"><text:span text:style-name="T8"><text:s text:c="4"/></text:span><text:span text:style-name="T7">This love has its foundation;</text:span><text:span text:style-name="T7"><text:line-break/></text:span><text:span text:style-name="T7">God hears my faithful prayer</text:span><text:span text:style-name="T7"><text:line-break/></text:span><text:span text:style-name="T7">And long before creation</text:span><text:span text:style-name="T7"><text:line-break/></text:span><text:span text:style-name="T7">Named me His child and heir.</text:span></text:p>
            <text:p text:style-name="P11"><text:span text:style-name="T8"><text:line-break/></text:span><text:span text:style-name="T8"/></text:p>
            <text:p text:style-name="P11"><text:span text:style-name="T10"><text:s text:c="15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10:12:09.838000000</meta:creation-date>
    <dc:title>Hymn template</dc:title>
    <meta:editing-duration>PT14M30S</meta:editing-duration>
    <meta:editing-cycles>3</meta:editing-cycles>
    <meta:generator>LibreOffice/6.1.3.2$Windows_X86_64 LibreOffice_project/86daf60bf00efa86ad547e59e09d6bb77c699acb</meta:generator>
    <meta:initial-creator>Arthur Hoch</meta:initial-creator>
    <dc:date>2019-01-16T21:26:39.958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5-07-11T10:12:09.511000000"/>
  </office:meta>
</office:document-meta>
</file>